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text-properties fo:color="#666666"/>
    </style:style>
    <style:style style:name="P2" style:family="paragraph" style:parent-style-name="Standard">
      <style:paragraph-properties fo:margin-left="0cm" fo:margin-right="0cm" fo:text-align="justify" style:justify-single-word="false" fo:text-indent="1.199cm" style:auto-text-indent="false"/>
      <style:text-properties fo:font-size="14pt" fo:language="ru" fo:country="RU" style:font-size-asian="14pt" style:font-size-complex="14pt"/>
    </style:style>
    <style:style style:name="P3" style:family="paragraph" style:parent-style-name="Standard">
      <style:paragraph-properties fo:margin-left="0cm" fo:margin-right="0cm" fo:text-align="justify" style:justify-single-word="false" fo:text-indent="1.199cm" style:auto-text-indent="false"/>
      <style:text-properties fo:font-size="14pt" fo:language="ru" fo:country="RU" style:text-underline-style="none" style:font-size-asian="14pt" style:font-size-complex="14pt"/>
    </style:style>
    <style:style style:name="P4" style:family="paragraph" style:parent-style-name="Standard">
      <style:paragraph-properties fo:margin-left="0cm" fo:margin-right="0cm" fo:text-align="justify" style:justify-single-word="false" fo:text-indent="0cm" style:auto-text-indent="false"/>
      <style:text-properties fo:font-size="14pt" fo:language="ru" fo:country="RU" style:font-size-asian="14pt" style:font-size-complex="14pt"/>
    </style:style>
    <style:style style:name="T1" style:family="text">
      <style:text-properties style:text-underline-style="none"/>
    </style:style>
    <style:style style:name="T2" style:family="text">
      <style:text-properties fo:language="en" fo:country="U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Ниву хорошо запомнился тот день, когда он познакомился с Кхандом. <text:s/>Тогда было его первое назначение в пески, и его, не успевшего еще привыкнуть к исступляющей жаре, должен был забрать пустынный виман и отвезти в зону молчания, в пояс ветров.</text:p>
      <text:p text:style-name="P2">Кханда тогда назначили ответственным за их полет, и он поначалу старательно изображал из себя заболтливого наставника, долго и надоедливо разъяснял Ниву, как следует вести себя в пустыне, повторяя официальные правила безопасности, которые Нив уже и так наизусть, а потом они разговорились о закреплении песков и о том, что пустыня с каждым годом наступает на город.</text:p>
      <text:p text:style-name="P2">Нив впервые был в открытой пустыне, и после переполненного суматошного города, где даже морские ветра порою приносили лишь запах гнили с рынка и едкую гарь от пролетающих кораблей, он чувствовал какую-то пронзительную смесь возбуждения и ужаса. Нив продолжал говорить со своим новым напарником, но он как будто слышал свой голос где-то в отдалении, как будто вместо него говорил кто-то другой. Пустыня оглушила его. Ровный шум сухого и теплого ветра - каара, как называл его Кханд, особенно растягивая первый слог, - который Нив ощущал кожей казался ему почему-то похожим на безжизненное дыхание. </text:p>
      <text:p text:style-name="P2">- Видишь там, - сказал Кханд, оборачиваясь и показывая рукой на невысокий песчаный холм. - <text:span text:style-name="T2">C</text:span>айката гири<text:span text:style-name="T2">. </text:span>Я помню, когда его еще нельзя было даже разглядеть отсюда. А совсем скоро он бхавита-виятаа накроет бункер.</text:p>
      <text:p text:style-name="P2">Кханд часто переходил на гаали - как бы ненарочно сбиваясь с привычного течения слов, но в то же время горделиво показывая, что это и есть подлинный язык песка и ветров, язык, достойный пустыни. Нив не понимал ни слова на гаали, и речь Кханда порою казалась ему смешной и косноязычной.</text:p>
      <text:p text:style-name="P2">- И что будет? - спросил Нив. - Дюну сроют?</text:p>
      <text:p text:style-name="P2">- Гхат, - сказал Кханд и устало зевнул. - А потом абхипрапад новая дюна.</text:p>
      <text:p text:style-name="P2">Кханд говорил, что то же самое происходит и с городом, что, как бы они ни пытались бороться с песком, ничего нельзя противопоставить пустыне. Пустыня все равно придет. </text:p>
      <text:p text:style-name="P2">- Но все равно же город расширяется, - сказал Нив. - Когда-нибудь и здесь будут ходить поезда.</text:p>
      <text:p text:style-name="P2">Нив представлял, как над дюнами, которые из-за ветра как будто рассыпались на невесомую пыль, поднимаясь вихрящимися потоками ввысь, придавая чистому выжженому небу цвет песка, протянется высокая стальная эстакада, тень от которой - черная, словно выжженная на песке - будет к вечеру почти в милю длиной. По эстакаде заспешат длинные <text:soft-page-break/>обветреные поезда - скоростной рейс от торгового центра в самый центр мертвых песков <text:s/>- пролетая над волнующимися барханами в облаке песка.</text:p>
      <text:p text:style-name="P2">- И в нашу честь назовут какую-нибудь станцию надземки, - сказал, усмехаясь, Нив. - Хотя потом наверняка переименуют.</text:p>
      <text:p text:style-name="P2">Кханда неожиданно задели его слова.</text:p>
      <text:p text:style-name="P2">- Ты сначала поработай здесь с мое, - сказал он. - Надземка. Анедамуука. Первое, о чем вы думаете, это когда здесь запустят поезда.</text:p>
      <text:p text:style-name="P2">- Ну а ради чего мы здесь? - спросил Нив.</text:p>
      <text:p text:style-name="P2">Но Кханд ничего не ответил.</text:p>
      <text:p text:style-name="P2">- Может, это не город расширяется, - сказал он чуть позже. - Может, это пустыня абхипрапад.</text:p>
      <text:p text:style-name="P2">Они тогда стояли расчищенной посадочной площадке рядом с бункером, ожидая прилета корабля. Виман задерживался уже на несколько минут - в пустыне любое опоздание, даже такое ничтожное, могло служить поводом для беспокойств, особенно при порывистом встречном ветре, который, вопреки прогнозам, усилился с самого утра. Кханд начал заметно нервничать, что тоже удивляло Нива - ведь его напарник за время работы в пустыне мог бы привыкнуть к опозданиям кораблей.</text:p>
      <text:p text:style-name="P2">Когда над дюнами вдалеке показался виман, то Кханд облеченно вздохнул и покачал головой. Корабль летел совсем низко, над самыми гребнями дюн, поднимая тучи клубящего песка. Казалось, что его двигатели, забившиеся пылью, начинают сбоить и теряют тягу, из-за чего корабль не может набрать высоту.</text:p>
      <text:p text:style-name="P2">- А вот и наш... виманас, - сказал Кханд, презрительно скривившись.</text:p>
      <text:p text:style-name="P2">Он толкнул Нива в плечо, и они вместе отошли к бункеру, прикрывая от поднявшейся бури лица.</text:p>
      <text:p text:style-name="P2">- Это будет интересный полет, - сказал Кханд и повернулся к Ниву: - В первый раз?</text:p>
      <text:p text:style-name="P2">- Да, - ответил Нив. - А почему?</text:p>
      <text:p text:style-name="P2">Но Кханд ничего не ответил.</text:p>
      <text:p text:style-name="P2">Пилот не сразу заглушил двигатели, и несколько секунд в их сторону летели клубы песка, сопровождаемые раскатистым утробным гулом. Кханд выругался. Когда волны песка наконец улеглись, пилот вылез из кабины, чтобы их встретить. На нем была мятая серая форма, точно выляневшая на солнце, и массивная респираторная маска, черная и блестящая, закрывающая почти все лицо. Пилот направился к Кханду, сразу определив старшего в их группе, но Кханд что-то сказал ему на гаали и недовольно махнул рукой. Пилот вновь вернулся в кабину.</text:p>
      <text:p text:style-name="P2">В пассажирском отсеке было сумеречно и душно. Кханд устроился в самом темном углу, рядом с перегородкой, отделявших от них кабину пилота, где перегорело несколько ламп и стоял высокий цилиндрический <text:soft-page-break/>контейнер, привязанный ремнями к поручням на стенах. Нив сначала сел рядом с ним, а потом, когда виман начал взлетать, перебрался в противоположный конец отсеке, к единственному во всем корабле иллюминатору.</text:p>
      <text:p text:style-name="P2">Двери отсека с лязгом закрылись. Нив невольно протер рукавом иллюминатор - мутный и едва пропускавший свет. Их бункер и песчаный холм неподалеку, о котором недавно говорил Кханд, были похожи на странный причудливо искаженный толстым стеклом иллюминатора мираж. Потом двигатели корабля надрывно заревели<text:span text:style-name="T2">, </text:span>и за окном все затянуло густыми облаками песка.</text:p>
      <text:p text:style-name="P2">Виман стал медленно подниматься вверх, слегка поворачиваясь вокруг своей оси, закручиваясь штопором в плотный расплавленный от зноя воздух. Взлетев над потоками ветра, корабль застыл на несколько секунд, а затем чудовищная сила вжала Нива в неудобное жесткое сидение так, что он даже не мог вздохнуть. Звук был такой, словно огромные сопла вимана за одну секунду выбрасывали в воздух сотню тонн расплавленного до состояния магмы вещества.</text:p>
      <text:p text:style-name="P2">Поначалу, когда виман еще летел низко, в иллюминатор не было видно ничего, кроме окутывающих его туч песка, но потом под ними вытянулись высокие дюны, покатые и слепяще яркие с надветренной стороны, и скрытые собственной тенью, почти черные с другой. Из-за того, как причудливо преломлялся свет в тусклом стекле окна, казалось, что песчаные холмы движутся, перетекая как ртуть, становятся похожими то на узкие остороконечные гребни песка, то, наоборот, расплываются, превращаясь в почти плоские насыпи, над которыми струится подгоняемый ветром песок. Отставленное назад крыло вимана - неправдоподобно вытянутое, как у огромных кораблей, поднимавших в небо сотни тонн, - которое было едва заметно в иллюминатор, пугающе покачивалось в потоках воздуха. Нив с трудом заставил себя не думать о том, что сильный встречный ветер, каара, может в любой момент разломить крыло пополам.</text:p>
      <text:p text:style-name="P2">Внезапно двигатели на какое-то мгновение замолкли, словно захлебнувшись огнем, и корабль, вздрогнув, резко накренился на правый бок. Нив чуть не вылетел из кресла, едва успев ухватиться руками за перекладину в стене. Кханд хмыкнул. Нив поспешно защелкнул ремень безопасности, о котором он рассеянно забыл.</text:p>
      <text:p text:style-name="P2">- Да, и правда интересный полет, - сказал Нив, стараясь выглядеть спокойным и уверенным, не замечая, что невольно сжимает руками поручни кресла так сильно, что у него побелели пальцы.</text:p>
      <text:p text:style-name="P2">- Просто нам сегодня повезло с пилотом, - сказал Кханд.</text:p>
      <text:p text:style-name="P2">Нив кивнул головой и невольно проверил, плотно ли пристегнут <text:soft-page-break/>ремень безопасности.</text:p>
      <text:p text:style-name="P2">- Я уже падал в пустыне, - сказал Кханд. - Не самый лучший способ провести день. Даже в тех местах, где работает радио.</text:p>
      <text:p text:style-name="P2">Дюны под ними как будто стали плоскими, или же их корабль все еще продолжал набирать высоту. Багровое солнце, искаженное в пыльном воздухе, пугающе увеличивалось в размерах, точно вся их планета сошла с орбиты. Иногда его лучи попадали прямо в иллюминатор, и Ниву приходилось отворачиваться, прикрывая ладонью глаза, - в окне не было видно ничего, кроме сияющей пустоты.</text:p>
      <text:p text:style-name="P2">И тут Нив почувствовал неодолимый сковывающий ужас.</text:p>
      <text:p text:style-name="P2">Они в сотне миль от города, зыбкие очертания знакомых построек давно уже скрылись за горизонтом, растаяв как мираж, двигатели корабля сбоят, пилот, который наверняка отлетал над пустыней всего лишь несколько часов на учебных курсах, может не справиться с управлением, и они упадут в пески.</text:p>
      <text:p text:style-name="P2">В пассажирском отсеке было сумрачно и душно, точно у надрывающихся двигателей, передающих свою конвульсивную дрожь всему корпусу корабля, отказала система вывода тепла, и даже самый воздух в отсеке накаляется по мере того, как они улетают все дальше от последней станции в песках, рассекая потоки встречного ветра. Нив расстегнул воротник рубашки и стал шарить по карманам в поисках платка.</text:p>
      <text:p text:style-name="P2">- Да не сваримся мы тут, - сказал Кханд. - Скорее уж... - хотел пошутить он, но передумал, заметив, как бледнело, несмотря на духоту, лицо Нива.</text:p>
      <text:p text:style-name="P2">Корабль снова передернуло, корма резко вздернулась вверх, и Нив на мгновение испытал пронзительное чувство невесомости, а потом повис на ремнях.</text:p>
      <text:p text:style-name="P2">- Да что ж такое! Драапа! - крикнул Кханд и постучал кулаком по застенке, отдевлявшей их от кабины пилота.</text:p>
      <text:p text:style-name="P2">Нив попытался успокоиться. Десятки, а то и сотни инженеров летали здесь до него, все эти пути изучены и исследованы, их полет будут отслеживать по радарам до самого последнего момента, когда они пересекут границу, за которой начинается зона радио-тишины. Тот же Кханд летал в зону молчания тысячи раз. С ними ничего не может произойти.</text:p>
      <text:p text:style-name="P2">Нив посмотрел в иллюминатор, надеясь увидеть хоть какие-нибудь признаки жизни - иссушенные растения, похожие на мотки ржавой проволоки, умирающие в ожидании дождя, огромных ящериц, которые, как он слышал, раньше жили в пустыне, следы присутствия человека, утоптанные тропы, площадки для посадки кораблей, окруженные частоколом из сигнальных маячков, исследовательские станции, вроде той, <text:soft-page-break/>из которой их забрал виман, однако внизу не было ничего кроме песка.</text:p>
      <text:p text:style-name="P2">- А вы сколько лет уже здесь работаете? - спросил Нив у Кханда.</text:p>
      <text:p text:style-name="P2">- Всю жизнь, - ответил тот. - У меня здесь... бессрочное назначение.</text:p>
      <text:p text:style-name="P2">- Это как? - удивился Нив.</text:p>
      <text:p text:style-name="P2">- Абхила сита, - сказал, улыбаясь, Кханд.</text:p>
      <text:p text:style-name="P2">Нив обратил внимание на странный компас с чистым белым цифреблатом, висевший у потолка рядом с Кхандом. Двухцветная стрелка, раздвоенная тенью, ровно указывала на подразумеваемый юг. Этот странный компас без обозначения сторон свет неожиданно смутил Нива, и он долго следил за подрагивающим указателем направления их пути, словно беспокоясь, что пилот собьется с курса и завезет их в неисследованные пески.</text:p>
      <text:p text:style-name="P2">- А это детектор, - сказал Кханд, заметив интерес Нива. - Детектор зоны молчания. Никогда не подводит, - добавил он, ухмыляясь, - как и твои часы.</text:p>
      <text:p text:style-name="P2">Нив не понял, что имел в виду Кханд, но не стал переспрашивать. Он заметил, как стрелка компаса дернулась и немного отклонилась в сторону, но не придал этому значения, подумав, что они просто изменили направление.</text:p>
      <text:p text:style-name="P2">Внизу показались заметенные песком невысокие каменистые скалы. Хотя Нив даже не был уверен в том, что он видит. Вначале ему показалось, что почти весь песок внизу засыпан камнями, но потом он начинал видеть высокие горы с отложениями песка на складках. В иллюминатор снова застветило солнце, и Нив, отгораживаясь от лучей рукой.</text:p>
      <text:p text:style-name="P2">Стрелка компаса дернулась, описала полный круг, метнулась назад, а затем снова стала двигаться от севера к югу, словно отсчитывая невидимые секунды. Кханд чуть привстал и посмотрел на компас над своей головой.</text:p>
      <text:p text:style-name="P2">- Добро пожаловать в пояс ветров! - удовлетворенно сказал он.</text:p>
      <text:p text:style-name="P2">Корабль начинал снижаться. <text:s/>Пилот включил посадочные огни. Выпуклая ртутная лампа рядом со слепым компасом ярко загорелась, осветив красноватым светом весь отсек.</text:p>
      <text:p text:style-name="P2">- Да, точно. Нас ведь там ждут, - сказал Кханд, покосившись на лампу.</text:p>
      <text:p text:style-name="P2">Виман заходил на посадку, вновь медленно поворачиваясь вокруг своей оси. Нив хотелось посмотреть, куда они садятся - ведь здесь не было специальных площадок с маячками, - но он не мог ничего разглядеть в иллюминаторе, и ему казалось, что они проваливаются в клокочущую бездну.</text:p>
      <text:p text:style-name="P2">Послышался глухой удар, корабль покачнулся и замер. Через несколько секунд замолчали двигатели. Нив расстегнул ремень безопасности, поднялся из кресла и уже направился к дверям <text:soft-page-break/>пассажирского отсека.</text:p>
      <text:p text:style-name="P2">- Драапа, куда! - крикнул Кханд. - Респиратор!</text:p>
      <text:p text:style-name="P2">Нив вздрогнул, подумав, что мог бы выйти в пустыню так, без дыхательной маски.</text:p>
      <text:p text:style-name="P2">Кханд вздохнув и сердито покачав головой, открыл небольшой люк рядом с иллюминатором, достал оттуда две маски и протянул одну из них Ниву. Нив никогда раньше не видел такой респиратор — он не был похож на военные или медицинские маски. Респиратор был серым, точно выгоревшим на солнце, и закрывал только нижнюю половину лица. На месте рта, там, где на других респираторов была дыхательная мембрана торчали две закрученные резиновые трубки, которые тянулись через всю маски и смыкались на затылке.</text:p>
      <text:p text:style-name="P2">- Да, - сказал Кханд. - Я тоже всегда ценил чувство юмора их создателя. Будешь дышать затылком.</text:p>
      <text:p text:style-name="P2">Нив размокнул тугие зажимы по бокам и отодвинул назад дыхательную мембрану с тыльной стороны маски.</text:p>
      <text:p text:style-name="P2">- Ты хоть знаешь, как ее одевать?</text:p>
      <text:p text:style-name="P2">Нив кивнул головой, однако ему пришлось повозиться с маской. Респиратор оказался слишком узким и больно сжимал ему виски. Кханд же ловко нацепил свою маску, замотал голову грязной серой тряпкой, заставив Нива сделать то же самое, и нацепил огромные черные очки с вылупленными блестящими стеклами. В таком наряде, низкорослый и сухощавый, с криво намотанным тюрбаном на голове, с мешковатыми бахилами на высоких ботинках, с тонкими кривыми ногами, он как будто потерял всякое сходство с человеком - даже голос его под респираторной маской казался каким-то сдавленным и механическим, как у пришельца из других миров, неумелого старающегося подражать речи людей. Только слова на гаали по-прежнему звучали естестественно и мелодично.</text:p>
      <text:p text:style-name="P4"><text:tab/>- Дидитсу? - спросил Кханд, уставившись на Нива вылупленными стеклами своих очков.</text:p>
      <text:p text:style-name="P2">Нив молча кивнул головой.</text:p>
      <text:p text:style-name="P2">Кханд открыл двери пас<text:span text:style-name="T1">сажирского отсека и первым спрыгнул вниз. Он присел на четвереньки, коснулся красного песка под ногами и тут же отдернул руку.</text:span></text:p>
      <text:p text:style-name="P3">- Неси Голос! - крикнул он, повернувшись к Ниву.</text:p>
      <text:p text:style-name="P2">Нив с трудом вытащил высокий контейнер из корабля, ему было сложно даже просто приподнять его двумя руками, и он со скрежетом волочил контейнер по металлическому полу пассажирского, а потом обессиленно опустил его на песок. Кханд не помогал Ниву, молча наблюдая за ним, считая, видимо, что каждый новичок должен намучаться в первый свой день в пустыне. Потом он подошел к контейнеру, снял <text:soft-page-break/>верхнюю крышку и стал что-то читать на ее обороте.</text:p>
      <text:p text:style-name="P2">Нив прошелся рядом с открытыми дверями пассажирского отсека, разминая руки, и тут заметил, что их корабль сильно осел в песок.</text:p>
      <text:p text:style-name="P2">- А бывало такое, что виман садился в зыбучие пески? - спросил он у Кханда.</text:p>
      <text:p text:style-name="P2">- Обычно это не проблема. Если, конечно, пилот знает свое дело. Эти малышки, - он показал рукой на двигатели корабля, - могут своротить целую дюну. Однако сегодня нам, видимо, повезло.</text:p>
      <text:p text:style-name="P2">Кханд наконец оставил в покое контейнер и посмотрел куда-то вдаль, зачем-то поставив руку козырьком - то ли забыв о своих солнцезащитных очках, то ли считая, что так ему будет лучше видно.</text:p>
      <text:p text:style-name="P2">- Ладно, я пока поищу место для установки Голоса, - сказал он.</text:p>
      <text:p text:style-name="P2">Нив хотел сказать, что им стоит установить радар прямо здесь, у корабля, пока не началась буря, или смерч, или что-нибудь еще страшнее - он даже сам не понимал что, но в этих <text:s/>песках, где человек без специального снаряжения не мог прожить и нескольких минут, он ожидал любой опасности, нарушения всех законов физики и здравого смысла, вроде дюн, которые перемещались бы не на несколько сантиметров в год, а со скоростью сильного ветра, - однако, подумав, он решил, что не стоит спросить с этим полоумным стариком, который к тому же уже три тысячи раз летал в пояс ветров.</text:p>
      <text:p text:style-name="P2">У Нива было время, чтобы осмотреться. Высокие скалы, которое мерещились ему в иллюминаторе корабля, оказались лишь едва заметными наслоениями минералов, которые тонули в желтой пыли. После величественных песчаных песчаных гор вокруг исследовательской станции пояс ветров казался чуть ли не плоской равниной. Дюны, над которыми, причудливо повторяя их изгибы, текли текли широкие воздушные ручейки красноватой песчаной пыли, были совсем невысоким, точно их постоянно сносил сухой порывистый ветер - та самая каара, о которой говорил Кханд. Самый большой бархан - вытянутый, похожий на застывший в песке гребень волны - лишь ненамного поднимался над их кораблем. Небо, пугающе багровое в вышине, с красными быстро движущимися облаками, из-за которых начинало казаться, что у них над головой горит вся атмосфера, необычно темнело у горизонта. От покатых дюн вдалеке поднималась страшная полуденная ночь. </text:p>
      <text:p text:style-name="P2">Нив пригляделся и понял, что это вовсе не ранние сумерки.</text:p>
      <text:p text:style-name="P2">- Смотри, там... - сказал он Кханду, который нетеропливо возвращался к кораблю.</text:p>
      <text:p text:style-name="P2">- Видел, - ответил Кханд.</text:p>
      <text:p text:style-name="P2">- А мы успеем?</text:p>
      <text:p text:style-name="P2">- Это до нас вообще не дойдет. Здесь всегда так. Нир бхайана. </text:p>
      <text:p text:style-name="P2"><text:soft-page-break/>Кханд остановился рядом с контейнером и уперся руками в поясницу.</text:p>
      <text:p text:style-name="P2">- Я подыскал там хорошее местечко, - сказал махнув куда-то в сторону рукой. - Я пока проверю песок. Забыл взять лопату. А потом перенесем вместе эту штуку. Тащить ее одному по песку, конечно, не слишком веселое занятие.</text:p>
      <text:p text:style-name="P2">Кханд нырнул в пассажирский отсек вимана и через секунду вышел оттуда с массивной лопатой с широким заостренным клинком.</text:p>
      <text:p text:style-name="P2">- А почему нельзя установить его прямо здесь? - спросил Нив. - Насколько я понимаю, не должно быть никакой разницы.</text:p>
      <text:p text:style-name="P2">Но Кханд лишь недовольно покачал головой и направился к ближайшей дюне, закинув лопату на плечо. Нив, вздохнув, невольно поплелся за ним.</text:p>
      <text:p text:style-name="P2">Ветер усиливался, обдавая их колкими брызгами песка. Гребни некоторых дюн казались задернутыми красноватой дымкой из-за струящегося в потоках раскаленного воздуха песка. Темнота у горзонта поднималась все выше в небо. Нив шел, опустив голову, глядя на то, как ноги его в тяжелых и неудобных ботинках с толстыми как у хромых подошвами проваливаются в песок. </text:p>
      <text:p text:style-name="P2">- А ветер-то все-таки какой-то нехороший, - сказал Нив. </text:p>
      <text:p text:style-name="P2">Какая-то песчинка попала ему в глаз, он моргнул и прикрыл рукой лицо, отворачиваясь от ветра. Нив пожалел, что у Кханда не оказалось запасных солнцезащитных очков. И почему его никто не предупредил об этом?</text:p>
      <text:p text:style-name="P2">- Мне казалось, что в таких случаях вообще не летают.</text:p>
      <text:p text:style-name="P2">- Обычный ветер, - сказал Кханд. - Здесь по-другому и не бывает. Это же мекхала агкати. Ты думаешь, почему ее так назвали?</text:p>
      <text:p text:style-name="P2">Кханд остановился и, скинув с плеча лопата, вдавил ее ногой в рыхлый песок.</text:p>
      <text:p text:style-name="P2">- Но все-таки... Вся эта пыль не может как-нибудь повредить двигатели? - спросил Нив, поворачиваясь к кораблю.</text:p>
      <text:p text:style-name="P2">Ветер теперь дул ему в спину, развивая полы длинной куртки, точно пытаясь сорвать с него одежду.</text:p>
      <text:p text:style-name="P2">- Бхраанти, - сказал Кханд.</text:p>
      <text:p text:style-name="P2">На крыше вимана загорелись красные аварийные маяки. Их судорожный неверный свет был похож на какой-то беззвучный машинальный крик о помощи и испугал Нива.</text:p>
      <text:p text:style-name="P2">- Вот, еще один боится ветра, - недовольно сказал Кханд. - Виманас. На кой ляд тут включать систему оповещения, если все равно ничего не работает?</text:p>
      <text:p text:style-name="P2">Нив вдруг подумал, что пилот, для которого, может статься, это тоже был первый полет в пояс ветров испугается приближающейся песчаной <text:soft-page-break/>бури, радио-тишины по всем каналам, и улетит, не дождавшись их возвращения, бросит их посреди мертвых песком, с бушующим багровым небом над головой, нелепыми респираторными масками и только одной парой очков.</text:p>
      <text:p text:style-name="P2">Кханд продолжал копать, нетерпеливо переходя с места на место. Он глубоко зачерпывал своей широкой лопатой песок, но стенки образовавшейся ямки тут же осыпались. Кханд остановился и, выругавшись, вытер лоб рукавом.</text:p>
      <text:p text:style-name="P2">Он тяжело хрипло дышал, плечи его поникли он усталости, а кожа на лбу лоснилась от пота.</text:p>
      <text:p text:style-name="P2">- Может, попробовать там, - предложил Нив, показывая на подветренную сторону длинной дюны.</text:p>
      <text:p text:style-name="P2">- Плохое место, - сказал Кханд. - Кустхаана, - но все же направился к дюне.</text:p>
      <text:p text:style-name="P2">Кханд копнул несколько раз и, удовлетворившись, оставил лопатку в песке и махнул Ниву рукой. Они вместе дотащили радар до дюны - даже вдвоем нести контейнер по песку, который расползался под каждым шагом, было непросто. </text:p>
      <text:p text:style-name="P2">Радар оказался похож на какой-то фантастический осветительный прибор. Контейнер открывался сбоку, распадаясь на две части, как бесполезная уже скорлупа. Нив невовремя разомкнул тугие, похожие на когти крепления, и тяжелый радар повалился на песок у них под ногами. </text:p>
      <text:p text:style-name="P2">Нив удивленно уставился на длинное клиновидное устройство из темного металла, заостренное с одного конца, из-за чего оно напоминало бы какой-нибудь абсурдный бур для зыбучих песков, если бы не насадка с другой стороны, округлая и слегка вытянутая как человеческая голова, с широкой круговой щелью наверху, точно прибор распиливали на две части, а потом соединили воедино, с мутно-белым стеклом посередине, которую Кханд, на удивление позабывший о своей любви к гаали, называл просто фонарем, из-за чего это слово особенно запомнилось Ниву. Три концентрических кольца обхватывали радар посередине, и от них спускались вниз телеспокические крепления, тонкие, почти черные, словно покрывшиеся копотью, которые доходили примерно до двух третей корпуса вниз.</text:p>
      <text:p text:style-name="P2">Придерживая радар за эти кольца, спотыкаясь, поднимая волны пыли ногами, они установили наконец его в вырытую скважину. Кханд, сверившись с какими-то записями, заставил повернуть его немного вокруг своей оси, а затем, вздохнув и снова потерев рукавом лоб, стал поворачивать по часовой стрелке верхнюю часть фонаря. Радар скрипел так, словно весь его механизм уже проржавел насквозь, и никогда не будет работать. Однако, сделав несколько оборотов, Кханд отошел назад и, <text:soft-page-break/>подмигнув Ниву, сказал:</text:p>
      <text:p text:style-name="P2">- Сейчас.</text:p>
      <text:p text:style-name="P2">Радар стал ритмично раскачиваться по вертикальной оси, медленно, как маятник, отсчитывающий время, оставшееся до того, как смерч, рождающийся за далекими барханами, накроет всю пустынную равнину вокруг них. Всякий раз, когда вытянутый корпус радара подрасывало вверх так, что из ямки под ним вылетали брызги песка, лампа в фонаре на какую-то секунду ярко загоралась, освещая неестественно-белой магниевой вспышкой окружающие их пески. Радар издавал странный электрический звук, похожий на отрывистые хлопки, какие издают газовые лампы, когда взрываются от напряжения - резкий хлопок и магниевая вспышка, хлопок и вспышка.</text:p>
      <text:p text:style-name="P2">- И долго это обычно? - спросил Нив.</text:p>
      <text:p text:style-name="P2">- Да нет, не очень, - ответил Кханд. - Хотя это по-разному бывает. Он остановится сам. Но ты пока можешь осмотреться сарватас, - добавил он, хмыкнув. - В первый же раз тут.</text:p>
      <text:p text:style-name="P2">Нив сначала подумал, что старик издевается над ним, но стоять рядом с работающим радаром, ослеплявшим его своими световыми разрядами, ему совсем не хотелось и, заметив вдалеке необычной формы камни, которые словно прорастали из дюны, он решил рассмотреть их поближе.</text:p>
      <text:p text:style-name="P2">Нив зашагал по наветренной стороне дюны. Ноги его глубоко увязали в песке, он старался наклоняться к гребню дюны, чтобы не сверзиться вниз, к подножию холма, куда его влекле осыпающиеся пески, однако все равно несколько раз спотыкался и чуть не падал. Ветер дул ему навстречу, поднимая неровные течения песчаной пыли, которая казалась почти невесомой, разлетаясь вокруг. Из-за странного красного солнца барханы вокруг были багровыми. Жар песка чувствовался даже через его артрозную обувь, высокие ботинки пустынника с тугими бахилами, обхватывавшими его ноги у самых колен. Дойдя лишь до середины дюны, Нив устал бороться с песком и остановился. </text:p>
      <text:p text:style-name="P2">Он обернулся и посмотрел на Кханда, который по-прежнему невозмутимо стоял рядом с работающим радаром, сцепив руки на груди и разглядывая что-то вдалеке - быть может, темные тучи песка на далекими дюнами.</text:p>
      <text:p text:style-name="P2">Ритмичные вспышки радара освещали его невысокую ссутуленную фигуру. Нив вспомнил, как еще только несколько дней назад думал о своем первом полете в зону молчания, представляя современные скоростные корабли, специально спроектированные для пустыни, слаженную работу профессиональной команды опытных инженеров, каждый из которых действует согласно инструкциям, отработанных за долгие годы исследования песков - все действия расчитаны по минутам, у всех членов <text:soft-page-break/>команды своя роль, никто не совершает ошибок, и пилот не включает сигнал паники, когда начинает дуть привычный для этих мест ветерок. Вместо этого ему достался какой-то <text:s/>косноязычный старик, помешанный на пустыне.</text:p>
      <text:p text:style-name="P2">Нив уже решил повернуть назад, как вдруг заметил яркую вспышку на небе - над его головой пролетело что-то похожее на сгусток кипящего огня, оставляя после себя широкий след черного дыма. Метеорит упал, как показалось Ниву, рядом с их кораблем, опалив брызжущим пламенем его обшивку, и поднял в воздух фонтан песка. Нив невольно попятился назад, оступился и, невольно вскрикнув, замахав руками, покатился вниз по дюне. Он закрыл глаза и пытался прикрыть локтем незащищенную часть лица. Нив летел вниз по дюне, поднимая тучи пыли. Горячий песок попал ему под одежду, забил дыхательную мебрану маски. Даже растянувшись у подножия дюны, он боялся открыть глаза - ему казалось, что пески разверлись под ним, и он провалился в глубокую бессветную пропасть, из которой уже не сможет выбраться наверх.</text:p>
      <text:p text:style-name="P2">Его растолкал Кханд. Придя наконец в себя после падения, Нив увидел своего напарника, который склонился над ним, дергая его за руку.</text:p>
      <text:p text:style-name="P2">- Ну наконец-то! Праматта, хватит лежать! - крикнул он, уставившись на Нива своими блестящими стеклами.</text:p>
      <text:p text:style-name="P2">Кханд настойчиво тянул Нива за руку. У него была сильная даже какая-то судорожная хватка. Поднявшись на ноги, Нив на секунду подумал, что из-за падения он стал хуже видеть - быть может, ударился о что-нибудь головой, какой-то камень, выступающий из песка - и все вокруг видится ему сумеречным, как в поздний вечер. Но потом он понял, что на равнине действительно потемнело.</text:p>
      <text:p text:style-name="P2">- Ты как? Цел? - спросил Кханд.</text:p>
      <text:p text:style-name="P2">Длинная полоска серой ткани, выпроставшаяся из его криво навязанного тюрбана, развевалась на ветру.</text:p>
      <text:p text:style-name="P2">- Да... кажется... - сказал Нив.</text:p>
      <text:p text:style-name="P2">- Нет, я все-таки таким не был, - сказал Кханд</text:p>
      <text:p text:style-name="P2">- Я просто оступился, - сказал Нив, как-то непроизвольно отряхая свою одежду от песка. Респриторная маска все еще работала, однако истошно хрипела при каждом вздохе, и дышать стало тяжелее.</text:p>
      <text:p text:style-name="P2">- Я понимаю, что ты не сам спрыгнул. - Кханд недовольно покачал головой, оглядывая Нива. - И где вас только... - начал он, но не договорил.</text:p>
      <text:p text:style-name="P2">- А что это было? - спросил Нив.</text:p>
      <text:p text:style-name="P2">- Метеорит. Тут это не редкость. Я думал, ты знаешь.</text:p>
      <text:p text:style-name="P2">- Но он упал совсем недалеко от вимана.</text:p>
      <text:p text:style-name="P2">- Да нет, тебе показалось. </text:p>
      <text:p text:style-name="P2">Рядом с ними образовался, взвившись прямо из дюны, вихрь <text:soft-page-break/>красноватого песка.</text:p>
      <text:p text:style-name="P2">- Ладно... - Кханд кивнул головой в сторону радара. - Он сейчас уже заканчивает. Да и нам пора нистыр отсюда. Я, кажись, немного ошибся с направлением ветра, - добавил он. </text:p>
      <text:p text:style-name="P2">Кханд дернул Нива за рукав, и они пошли вверх по дюне. Он ступал широко - настолько позволял его рост, - как будто перешагивая через что-то, а Нив думал только о том, как бы вновь не свалиться вниз.</text:p>
      <text:p text:style-name="P2">Голос стоял, наполовину погруженный в песок, и его магниевая лампа больше не загоралась. Кханд открыл панельку на тыльной стороне фонаря, вытищил оттуда круглый черный диск с глубокими продольными дорожками - записью рельефа песков - и спрятал его в складках своей одежды.</text:p>
      <text:p text:style-name="P2">- А мы успеем дотащить его до корабля? - крикнул Нив.</text:p>
      <text:p text:style-name="P2">- Должны. Ты знаешь, сколько стоит эта штука?</text:p>
      <text:p text:style-name="P2">Они вытащили радар из ямы, Кханд сложил телескопические крепления, чтобы они не мешали его нести и, ухватившись за кольца, проходившие по центру корпуса, они потащили радар к кораблю. Заостренный конец радара волочился по песку, оставляя на нем длинную борозду. Контейнер от Голоса так и остался лежать в тени дюны.</text:p>
      <text:p text:style-name="P2">Пилот зачем-то вылез из кабины и, стоя на порывистом ветру, шатко переступая и покачиваясь, возбужденно махал им руками и что-то кричал, хотя голос его, ослабленный респираторной маской, был почти не слышан из-за протяжного гула ветра. Пассажирский отсек корабля по-прежнему был открыт, и в него заносило песок.</text:p>
      <text:p text:style-name="P2">Кханд попросил Нива перехватить Голос и направился к пилоту, расстерянно поджидавшему его, прикрываясь от ветра рукой. Кханд грубо крикнул что-то нечленораздельное и толкнул пилота в плечо рукой; пилот попятился и затем, словно сообразив, где он находится, стал спешно забираться в кабину вимана.</text:p>
      <text:p text:style-name="P2">Нив <text:span text:style-name="T2">c </text:span>трудом затащил радар в отсек корабля и оставил его у самых дверей, случайно отпустив радар чуть раньше, чем следовало, так, что тот с громким металлическим звоном повалился на пол. Кханд поспешно залез вслед за ним. Нив сел на свое прежнее место, у иллюминатора. Двери закрылись. Корабль начал взлетать.</text:p>
      <text:p text:style-name="P2">Когда виман уже набрал высоту, ровный напряженный гул двигателей <text:s/>сменился на пронзительный истошный рев, а сила ускорения вновь вжала Нива в кресло, к которому он опять забыл пристегнуться ремнем, Кханд внезапно рассмеялся и сказал:</text:p>
      <text:p text:style-name="P2">- Поздравляю! Отличный первый день!</text:p>
      <text:p text:style-name="P2">- Да уж... - покачал головой Нив.</text:p>
      <text:p text:style-name="P2">Виман летел быстрее чем раньше, точно их пилот боялся задержаться <text:soft-page-break/>в зоне молчания даже на несколько лишних секунд. Корабль раскачивало на воздушных волнах, двигатели работали неровно, с перебоями, и весь корпус иногда передергивало как во время конвульсий, но Нив уже не обращал на это внимания.</text:p>
      <text:p text:style-name="P2">Радар, который они даже не успели закрепить перед взлетел, катался по полу всякий раз, когда они попадали в потоки сильного встречного ветра, ударяясь фонарем о закрытые двери отсека.</text:p>
      <text:p text:style-name="P2">- Интересно, а он все еще работает? - спросил Нив.</text:p>
      <text:p text:style-name="P2">- Ахи его знает, - усмехнулся Кханд.</text:p>
      <text:p text:style-name="P2">Ниву все еще казалось, что пояс ветров преследует их, что песчаная буря, огромная туча багровой пыли, закрывающая все небо, нагоняет их надрывающийся корабль, и в любой момент может накрыть его целиком.</text:p>
      <text:p text:style-name="P2">Вскоре стрелка компаса, закончив плясать по циферблату, стала медленно подниматься к северу, как у поломанного хронометра, который силится вспомнить правильное время, путаясь в часах и минутах, из-за чего кажется, что еще только приближался полдень, и они вылетели со станции всего несколько минут назад.</text:p>
      <text:p text:style-name="P2">Нив посмотрел на свои часы, однако стрелки на них замерли, и механизм не работал, хотя пружина завода и была взведена до упора.</text:p>
      <text:p text:style-name="P2">- Все, - усмехнул Кханд, заметив, как Нив проверяет свой хронометр. - Можешь выбросить.</text:p>
      <text:p text:style-name="P2">Прошло несколько минут, прежде чем Нив решился наконец посмотреть в иллюминатор. Теперь уже пояс ветров с красными перистыми облаками, вихрем, которые поднимался из самых дюн, и кошмарной темной у горизонта казалась каким-то миражом, морок, навеянным на них обманчивой пустыней, как будто они никогда там и не были, не ставили радар, а все еще летят в зону молчания, просто часы Нива перестали работать, а компас у потолка, забыв о своем предназначении, пытается отсчитывать какое-то неправильное электромагнитное время.</text:p>
      <text:p text:style-name="P2">Под ними вновь тянулись длинные пологие дюны, почти сливавшиеся с выжженым бесцветным небом, освещенные солнцем с одной стороны, и почти черные, проваливающиеся в тень с другой. <text:s/>Бракованное стекло иллюминатора по-прежнему искажало вид - дюны то вздымались вверх, то растягивались и становились почти плоскими, - как будто их корабль, рассекающий встречный ветер, изменял самую ткань пространства. Не было видно ни иссушенных растений, ни исследовательских станций - только однообразная песчаная пустота до самого горизонта. Нив друг подумал, что эта пустыня, которая и вправду кажется волнующимся морем из-за преломления света в кривом стекле иллюминатора, как-то пронзительно и необъяснимо красива именно потому, что лишена следов жизни и присутствия человека. Нив вдруг <text:soft-page-break/>подумал, что понимает, из-за чего Кханда рассердили его слова о строительстве надземки в песках.</text:p>
      <text:p text:style-name="P2">Кханд тем временем отвязался и, осторожно, придерживаясь руками за сваи в стенах, перебрался к Ниву уселся на свободное кресло рядом с ним.</text:p>
      <text:p text:style-name="P2">- Рассказать тебе, как я летал сюда в третий раз?</text:p>
      <text:p text:style-name="P2">Нив не особенно хотелось слушать его рассказ о путешествии в пояс ветров, непременно с падением метеоритов и ужасающей песчаной бурей, но он подумал, что, раз уж старик решил поделиться с ним своими воспоминаниями, то от этой истории у него уже не получится отказаться.</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Title" style:family="paragraph" style:parent-style-name="Standard" style:next-style-name="Text_20_body" style:class="text">
      <style:paragraph-properties fo:margin-top="0.423cm" fo:margin-bottom="0.212cm" fo:keep-with-next="always"/>
      <style:text-properties style:font-name="Times New Roman"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color="#666666"/>
    </style:style>
    <style:page-layout style:name="Mpm1">
      <style:page-layout-properties fo:page-width="21.001cm" fo:page-height="29.7cm" style:num-format="1" style:print-orientation="portrait" fo:margin-top="2.499cm" fo:margin-bottom="2.499cm" fo:margin-left="2.499cm" fo:margin-right="2.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4-16T11:32:02.64</meta:creation-date>
    <meta:editing-duration>PT56H18M43S</meta:editing-duration>
    <meta:editing-cycles>471</meta:editing-cycles>
    <meta:generator>OpenOffice.org/3.1$Win32 OpenOffice.org_project/310m11$Build-9399</meta:generator>
    <dc:date>2009-11-06T01:49:22.56</dc:date>
    <dc:creator>Василий Воронков</dc:creator>
    <meta:document-statistic meta:table-count="0" meta:image-count="0" meta:object-count="0" meta:page-count="14" meta:paragraph-count="154" meta:word-count="4846" meta:character-count="31381"/>
    <meta:user-defined meta:name="Info 1"/>
    <meta:user-defined meta:name="Info 2"/>
    <meta:user-defined meta:name="Info 3"/>
    <meta:user-defined meta:name="Info 4"/>
  </office:meta>
</office:document-meta>
</file>